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fo:margin-left="0.0071in" fo:margin-right="0.0047in" fo:margin-top="0in" fo:margin-bottom="0.1555in" style:contextual-spacing="false" fo:text-align="center" style:justify-single-word="false" fo:text-indent="-0.0071in" style:auto-text-indent="false" style:page-number="auto"/>
    </style:style>
    <style:style style:name="P2" style:family="paragraph" style:parent-style-name="Standard">
      <style:paragraph-properties fo:margin-left="0.3291in" fo:margin-right="0in" fo:margin-top="0in" fo:margin-bottom="0.15in" style:contextual-spacing="false" fo:line-height="110%" fo:text-align="justify" style:justify-single-word="false" fo:text-indent="-0.0071in" style:auto-text-indent="false"/>
    </style:style>
    <style:style style:name="P3" style:family="paragraph" style:parent-style-name="Standard">
      <style:paragraph-properties fo:margin-left="0.0071in" fo:margin-right="0.0008in" fo:margin-top="0in" fo:margin-bottom="0.1173in" style:contextual-spacing="false" fo:text-align="center" style:justify-single-word="false" fo:text-indent="-0.0071in" style:auto-text-indent="false"/>
    </style:style>
    <style:style style:name="P4" style:family="paragraph" style:parent-style-name="Standard">
      <style:paragraph-properties fo:margin-left="0.0071in" fo:margin-right="0.0008in" fo:margin-top="0in" fo:margin-bottom="0.1173in" style:contextual-spacing="false" fo:text-align="center" style:justify-single-word="false" fo:text-indent="-0.0071in" style:auto-text-indent="false"/>
      <style:text-properties style:font-name="Times New Roman" fo:font-size="14pt" style:font-name-asian="Times New Roman1" style:font-size-asian="14pt" style:font-name-complex="Times New Roman1"/>
    </style:style>
    <style:style style:name="P5" style:family="paragraph" style:parent-style-name="Standard">
      <style:paragraph-properties fo:margin-top="0in" fo:margin-bottom="0.1193in" style:contextual-spacing="false"/>
    </style:style>
    <style:style style:name="P6" style:family="paragraph" style:parent-style-name="Standard">
      <style:paragraph-properties fo:margin-top="0in" fo:margin-bottom="0.1173in" style:contextual-spacing="false"/>
    </style:style>
    <style:style style:name="P7" style:family="paragraph" style:parent-style-name="Standard">
      <style:paragraph-properties fo:margin-top="0in" fo:margin-bottom="0.1555in" style:contextual-spacing="false"/>
    </style:style>
    <style:style style:name="P8" style:family="paragraph" style:parent-style-name="Standard">
      <style:paragraph-properties fo:margin-left="0in" fo:margin-right="2.0307in" fo:margin-top="0in" fo:margin-bottom="0.002in" style:contextual-spacing="false" fo:line-height="175%" fo:text-align="center" style:justify-single-word="false" fo:text-indent="0in" style:auto-text-indent="false"/>
    </style:style>
    <style:style style:name="P9" style:family="paragraph" style:parent-style-name="Standard">
      <style:paragraph-properties fo:margin-left="1.4752in" fo:margin-right="2.0307in" fo:margin-top="0in" fo:margin-bottom="0.002in" style:contextual-spacing="false" fo:line-height="175%" fo:text-align="center" style:justify-single-word="false" fo:text-indent="0in" style:auto-text-indent="false"/>
    </style:style>
    <style:style style:name="P10" style:family="paragraph" style:parent-style-name="Standard">
      <style:paragraph-properties fo:margin-top="0in" fo:margin-bottom="0.1181in" style:contextual-spacing="false"/>
    </style:style>
    <style:style style:name="P11" style:family="paragraph" style:parent-style-name="Standard">
      <style:paragraph-properties fo:margin-top="0in" fo:margin-bottom="0.1571in" style:contextual-spacing="false"/>
    </style:style>
    <style:style style:name="P12" style:family="paragraph" style:parent-style-name="Standard">
      <style:paragraph-properties fo:margin-left="0.0071in" fo:margin-right="0in" fo:margin-top="0in" fo:margin-bottom="0.1516in" style:contextual-spacing="false" fo:text-align="end" style:justify-single-word="false" fo:text-indent="-0.0071in" style:auto-text-indent="false"/>
    </style:style>
    <style:style style:name="P13" style:family="paragraph" style:parent-style-name="Standard">
      <style:paragraph-properties fo:margin-left="0.0071in" fo:margin-right="0in" fo:margin-top="0in" fo:margin-bottom="0.1193in" style:contextual-spacing="false" fo:text-align="end" style:justify-single-word="false" fo:text-indent="-0.0071in" style:auto-text-indent="false"/>
    </style:style>
    <style:style style:name="P14" style:family="paragraph" style:parent-style-name="Standard">
      <style:paragraph-properties fo:margin-left="5.472in" fo:margin-right="0in" fo:margin-top="0in" fo:margin-bottom="0.002in" style:contextual-spacing="false" fo:line-height="176%" fo:text-align="justify" style:justify-single-word="false" fo:orphans="2" fo:widows="2" fo:text-indent="0in" style:auto-text-indent="false" style:writing-mode="lr-tb"/>
    </style:style>
    <style:style style:name="P15" style:family="paragraph" style:parent-style-name="Standard">
      <style:paragraph-properties fo:margin-top="0in" fo:margin-bottom="0.1563in" style:contextual-spacing="false"/>
    </style:style>
    <style:style style:name="P16" style:family="paragraph" style:parent-style-name="Standard">
      <style:paragraph-properties fo:margin-left="0in" fo:margin-right="0.0008in" fo:margin-top="0in" fo:margin-bottom="0.1173in" style:contextual-spacing="false" fo:text-align="center" style:justify-single-word="false" fo:text-indent="0in" style:auto-text-indent="false"/>
    </style:style>
    <style:style style:name="P17" style:family="paragraph" style:parent-style-name="Standard">
      <style:paragraph-properties fo:margin-left="0in" fo:margin-right="0in" fo:margin-top="0in" fo:margin-bottom="0.002in" style:contextual-spacing="false" fo:line-height="110%" fo:text-align="justify" style:justify-single-word="false" fo:text-indent="-0.0071in" style:auto-text-indent="false"/>
    </style:style>
    <style:style style:name="P18" style:family="paragraph" style:parent-style-name="Standard">
      <style:paragraph-properties fo:margin-left="0in" fo:margin-right="0in" fo:margin-top="0in" fo:margin-bottom="0.002in" style:contextual-spacing="false" fo:line-height="110%" fo:text-align="justify" style:justify-single-word="false" fo:text-indent="-0.0071in" style:auto-text-indent="false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19" style:family="paragraph" style:parent-style-name="Standard">
      <style:paragraph-properties fo:margin-left="0in" fo:margin-right="0in" fo:margin-top="0in" fo:margin-bottom="0.002in" style:contextual-spacing="false" fo:line-height="110%" fo:text-align="justify" style:justify-single-word="false" fo:text-indent="-0.0071in" style:auto-text-indent="false"/>
      <style:text-properties style:font-name="Times New Roman" fo:font-size="14pt" style:font-name-asian="Times New Roman1" style:font-size-asian="14pt" style:font-name-complex="Times New Roman1"/>
    </style:style>
    <style:style style:name="P20" style:family="paragraph" style:parent-style-name="Standard">
      <style:paragraph-properties fo:margin-top="0in" fo:margin-bottom="0.0874in" style:contextual-spacing="false"/>
    </style:style>
    <style:style style:name="P21" style:family="paragraph" style:parent-style-name="Standard">
      <style:paragraph-properties fo:margin-top="0in" fo:margin-bottom="0in" style:contextual-spacing="false"/>
    </style:style>
    <style:style style:name="P22" style:family="paragraph" style:parent-style-name="Standard">
      <style:paragraph-properties fo:margin-top="0in" fo:margin-bottom="0in" style:contextual-spacing="false" fo:text-align="end" style:justify-single-word="false"/>
    </style:style>
    <style:style style:name="P23" style:family="paragraph" style:parent-style-name="Заголовок_20_1">
      <style:paragraph-properties fo:margin-left="0in" fo:margin-right="0.0028in" fo:text-indent="0in" style:auto-text-indent="false"/>
    </style:style>
    <style:style style:name="T1" style:family="text">
      <style:text-properties style:font-name="Times New Roman" fo:font-size="14pt" style:font-name-asian="Times New Roman1" style:font-size-asian="14pt" style:font-name-complex="Times New Roman1"/>
    </style:style>
    <style:style style:name="T2" style:family="text"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T3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  <style:style style:name="T5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6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7" style:family="text">
      <style:text-properties style:font-name="Times New Roman" fo:font-size="11pt" style:font-name-asian="Times New Roman1" style:font-size-asian="11pt" style:font-name-complex="Times New Roman1" style:font-size-complex="11pt"/>
    </style:style>
    <style:style style:name="T8" style:family="text">
      <style:text-properties style:font-name="Times New Roman" fo:font-size="16pt" fo:font-weight="bold" style:font-name-asian="Times New Roman1" style:font-size-asian="16pt" style:font-weight-asian="bold" style:font-name-complex="Times New Roman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Министерство образования и науки Украины </text:span></text:p>
      <text:p text:style-name="P2"><text:span text:style-name="T1">Национальный аэрокосмический университет им. Н.Е. Жуковского “ХАИ” </text:span></text:p>
      <text:p text:style-name="P3"><text:span text:style-name="T1">кафедра 302 </text:span></text:p>
      <text:p text:style-name="P5"><text:span text:style-name="T1"><text:s/></text:span></text:p>
      <text:p text:style-name="P6"><text:span text:style-name="T1"><text:s/></text:span></text:p>
      <text:p text:style-name="P5"><text:span text:style-name="T1"><text:s/></text:span></text:p>
      <text:p text:style-name="P6"><text:span text:style-name="T1"><text:s/></text:span></text:p>
      <text:p text:style-name="P6"><text:span text:style-name="T1"><text:s/></text:span></text:p>
      <text:p text:style-name="P7"><text:span text:style-name="T1"><text:s/></text:span></text:p>
      <text:p text:style-name="P8"><text:span text:style-name="T3"><text:s text:c="17"/>Лабораторная работа №5</text:span></text:p>
      <text:p text:style-name="P9"><text:span text:style-name="T5">ОПРЕДЕЛЕНИЕ МАКСИМАЛЬНОЙ ПРОПУСКНОЙ СПОСОБНОСТИ СЕТИ</text:span></text:p>
      <text:p text:style-name="P6"/>
      <text:p text:style-name="P5"><text:span text:style-name="T1"><text:s/></text:span></text:p>
      <text:p text:style-name="P6"><text:span text:style-name="T1"><text:s/></text:span></text:p>
      <text:p text:style-name="P5"><text:span text:style-name="T1"><text:s/></text:span></text:p>
      <text:p text:style-name="P10"><text:span text:style-name="T1"><text:s/></text:span></text:p>
      <text:p text:style-name="P11"><text:span text:style-name="T1"><text:s/></text:span></text:p>
      <text:p text:style-name="P12"><text:span text:style-name="T1">Выполнил студент <text:s/></text:span></text:p>
      <text:p text:style-name="P14"><text:span text:style-name="T1">326ст группы Волковский В.В. </text:span></text:p>
      <text:p text:style-name="P12"><text:span text:style-name="T1">Проверил </text:span></text:p>
      <text:p text:style-name="P13"><text:span text:style-name="T1">Елизева А.В. </text:span></text:p>
      <text:p text:style-name="P10"><text:span text:style-name="T1"><text:s/></text:span></text:p>
      <text:p text:style-name="P5"><text:span text:style-name="T1"><text:s/></text:span></text:p>
      <text:p text:style-name="P6"><text:span text:style-name="T1"><text:s/></text:span></text:p>
      <text:p text:style-name="P15"><text:span text:style-name="T1"><text:s/></text:span></text:p>
      <text:p text:style-name="P4"/>
      <text:p text:style-name="P4"/>
      <text:p text:style-name="P16"><text:span text:style-name="T1">Харьков 2015</text:span></text:p>
      <text:p text:style-name="P15"><text:soft-page-break/><text:span text:style-name="T2">Цель работы: </text:span></text:p>
      <text:p text:style-name="Standard"><text:span text:style-name="T4">1. Изучение методов определения максимальной пропускной способности сети между полюсами сети.</text:span></text:p>
      <text:p text:style-name="Standard"><text:span text:style-name="T4">2. Изучение способа хранения всех маршрутов с максимальной пропускной способностью в одной матрице.</text:span></text:p>
      <text:p text:style-name="Standard"><text:span text:style-name="T4">3. Исследование алгоритма определения максимальных потоков между всеми вершинами графа.</text:span></text:p>
      <text:h text:style-name="P23" text:outline-level="1">Ход работы</text:h>
      <text:p text:style-name="P17"><text:span text:style-name="T1">Лабораторная работа по курсу 'Системный анализ'</text:span></text:p>
      <text:p text:style-name="P17"><text:span text:style-name="T1">Определение максимальной пропускной способности сети</text:span></text:p>
      <text:p text:style-name="P17"><text:span text:style-name="T1">Список дуг графа:</text:span></text:p>
      <text:p text:style-name="P17"><text:span text:style-name="T1"><text:s text:c="2"/></text:span><text:span text:style-name="T7">От <text:s text:c="2"/>До <text:s text:c="2"/>ПС</text:span></text:p>
      <text:p text:style-name="P17"><text:span text:style-name="T7"><text:s text:c="3"/>1 <text:s text:c="3"/>2 <text:s text:c="2"/>15</text:span></text:p>
      <text:p text:style-name="P17"><text:span text:style-name="T7"><text:s text:c="3"/>1 <text:s text:c="3"/>3 <text:s text:c="2"/>26</text:span></text:p>
      <text:p text:style-name="P17"><text:span text:style-name="T7"><text:s text:c="3"/>1 <text:s text:c="3"/>8 <text:s text:c="3"/>5</text:span></text:p>
      <text:p text:style-name="P17"><text:span text:style-name="T7"><text:s text:c="3"/>2 <text:s text:c="3"/>1 <text:s text:c="2"/>16</text:span></text:p>
      <text:p text:style-name="P17"><text:span text:style-name="T7"><text:s text:c="3"/>2 <text:s text:c="3"/>4 <text:s text:c="3"/>7</text:span></text:p>
      <text:p text:style-name="P17"><text:span text:style-name="T7"><text:s text:c="3"/>2 <text:s text:c="3"/>5 <text:s text:c="3"/>2</text:span></text:p>
      <text:p text:style-name="P17"><text:span text:style-name="T7"><text:s text:c="3"/>3 <text:s text:c="3"/>1 <text:s text:c="2"/>30</text:span></text:p>
      <text:p text:style-name="P17"><text:span text:style-name="T7"><text:s text:c="3"/>3 <text:s text:c="3"/>6 <text:s text:c="3"/>6</text:span></text:p>
      <text:p text:style-name="P17"><text:span text:style-name="T7"><text:s text:c="3"/>4 <text:s text:c="3"/>2 <text:s text:c="2"/>12</text:span></text:p>
      <text:p text:style-name="P17"><text:span text:style-name="T7"><text:s text:c="3"/>4 <text:s text:c="3"/>5 <text:s text:c="2"/>11</text:span></text:p>
      <text:p text:style-name="P17"><text:span text:style-name="T7"><text:s text:c="3"/>4 <text:s text:c="3"/>6 <text:s text:c="3"/>2</text:span></text:p>
      <text:p text:style-name="P17"><text:span text:style-name="T7"><text:s text:c="3"/>4 <text:s text:c="3"/>8 <text:s text:c="3"/>2</text:span></text:p>
      <text:p text:style-name="P17"><text:span text:style-name="T7"><text:s text:c="3"/>5 <text:s text:c="3"/>2 <text:s text:c="3"/>2</text:span></text:p>
      <text:p text:style-name="P17"><text:span text:style-name="T7"><text:s text:c="3"/>5 <text:s text:c="3"/>4 <text:s text:c="2"/>11</text:span></text:p>
      <text:p text:style-name="P17"><text:span text:style-name="T7"><text:s text:c="3"/>6 <text:s text:c="3"/>3 <text:s text:c="3"/>6</text:span></text:p>
      <text:p text:style-name="P17"><text:span text:style-name="T7"><text:s text:c="3"/>6 <text:s text:c="3"/>4 <text:s text:c="3"/>9</text:span></text:p>
      <text:p text:style-name="P17"><text:span text:style-name="T7"><text:s text:c="3"/>7 <text:s text:c="3"/>4 <text:s text:c="2"/>20</text:span></text:p>
      <text:p text:style-name="P17"><text:span text:style-name="T7"><text:s text:c="3"/>7 <text:s text:c="3"/>5 <text:s text:c="3"/>1</text:span></text:p>
      <text:p text:style-name="P17"><text:span text:style-name="T7"><text:s text:c="3"/>8 <text:s text:c="3"/>1 <text:s text:c="2"/>10</text:span></text:p>
      <text:p text:style-name="P17"><text:span text:style-name="T7"><text:s text:c="3"/>8 <text:s text:c="3"/>4 <text:s text:c="3"/>2</text:span></text:p>
      <text:p text:style-name="P17"><text:span text:style-name="T7"><text:s text:c="3"/>8 <text:s text:c="3"/>7 <text:s text:c="3"/>6</text:span></text:p>
      <text:p text:style-name="P17"><text:span text:style-name="T7"><text:s text:c="2"/>10 <text:s text:c="3"/>8 <text:s text:c="3"/>4</text:span></text:p>
      <text:p text:style-name="P17"><text:span text:style-name="T7"><text:s text:c="3"/>8 <text:s text:c="2"/>10 <text:s text:c="3"/>6</text:span></text:p>
      <text:p text:style-name="P17"><text:span text:style-name="T7"><text:s text:c="3"/>7 <text:s text:c="3"/>8 <text:s text:c="2"/>12</text:span></text:p>
      <text:p text:style-name="P17"><text:span text:style-name="T7"><text:s text:c="2"/>10 <text:s text:c="3"/>9 <text:s text:c="3"/>7</text:span></text:p>
      <text:p text:style-name="P17"><text:span text:style-name="T7"><text:s text:c="3"/>4 <text:s text:c="3"/>7 <text:s text:c="3"/>8</text:span></text:p>
      <text:p text:style-name="P17"><text:span text:style-name="T7"><text:s text:c="3"/>5 <text:s text:c="3"/>7 <text:s text:c="3"/>2</text:span></text:p>
      <text:p text:style-name="P17"><text:span text:style-name="T7"><text:s text:c="3"/>9 <text:s text:c="2"/>10 <text:s text:c="3"/>7</text:span></text:p>
      <text:p text:style-name="P17"><text:span text:style-name="T7"><text:s text:c="3"/>9 <text:s text:c="3"/>4 <text:s text:c="3"/>3</text:span></text:p>
      <text:p text:style-name="P17"><text:span text:style-name="T7"><text:s text:c="3"/>4 <text:s text:c="3"/>9 <text:s text:c="3"/>8</text:span></text:p>
      <text:p text:style-name="P17"><text:span text:style-name="T7"><text:s text:c="3"/>9 <text:s text:c="3"/>6 <text:s text:c="2"/>20</text:span></text:p>
      <text:p text:style-name="P17"><text:span text:style-name="T7"><text:s text:c="3"/>6 <text:s text:c="3"/>9 <text:s text:c="2"/>18</text:span></text:p>
      <text:p text:style-name="P18"/>
      <text:p text:style-name="P18"/>
      <text:p text:style-name="P17"><text:soft-page-break/><text:span text:style-name="T7">_______ <text:s text:c="2"/>ОКОНЧАТЕЛЬНО <text:s/>_____</text:span></text:p>
      <text:p text:style-name="P18"/>
      <text:p text:style-name="P17"><text:span text:style-name="T7"><text:s text:c="2"/>Maксимальная ПС по парам вершин</text:span></text:p>
      <text:p text:style-name="P17"><text:span text:style-name="T7"><text:s text:c="6"/>1 <text:s/>2 <text:s/>3 <text:s/>4 <text:s/>5 <text:s/>6 <text:s/>7 <text:s/>8 <text:s/>9 10</text:span></text:p>
      <text:p text:style-name="P17"><text:span text:style-name="T7"><text:s text:c="3"/>-------------------------------</text:span></text:p>
      <text:p text:style-name="P17"><text:span text:style-name="T7"><text:s text:c="2"/>1| <text:s/>0 15 26 <text:s/>7 <text:s/>7 <text:s/>7 <text:s/>7 <text:s/>7 <text:s/>7 <text:s/>7</text:span></text:p>
      <text:p text:style-name="P17"><text:span text:style-name="T7"><text:s text:c="2"/>2| 16 <text:s/>0 16 <text:s/>7 <text:s/>7 <text:s/>7 <text:s/>7 <text:s/>7 <text:s/>7 <text:s/>7</text:span></text:p>
      <text:p text:style-name="P17"><text:span text:style-name="T7"><text:s text:c="2"/>3| 30 15 <text:s/>0 <text:s/>7 <text:s/>7 <text:s/>7 <text:s/>7 <text:s/>7 <text:s/>7 <text:s/>7</text:span></text:p>
      <text:p text:style-name="P17"><text:span text:style-name="T7"><text:s text:c="2"/>4| 12 12 12 <text:s/>0 11 <text:s/>8 <text:s/>8 <text:s/>8 <text:s/>8 <text:s/>7</text:span></text:p>
      <text:p text:style-name="P17"><text:span text:style-name="T7"><text:s text:c="2"/>5| 11 11 11 11 <text:s/>0 <text:s/>8 <text:s/>8 <text:s/>8 <text:s/>8 <text:s/>7</text:span></text:p>
      <text:p text:style-name="P17"><text:span text:style-name="T7"><text:s text:c="2"/>6| <text:s/>9 <text:s/>9 <text:s/>9 <text:s/>9 <text:s/>9 <text:s/>0 <text:s/>8 <text:s/>8 18 <text:s/>7</text:span></text:p>
      <text:p text:style-name="P17"><text:span text:style-name="T7"><text:s text:c="2"/>7| 12 12 12 20 11 <text:s/>8 <text:s/>0 12 <text:s/>8 <text:s/>7</text:span></text:p>
      <text:p text:style-name="P17"><text:span text:style-name="T7"><text:s text:c="2"/>8| 10 10 10 <text:s/>7 <text:s/>7 <text:s/>7 <text:s/>7 <text:s/>0 <text:s/>7 <text:s/>7</text:span></text:p>
      <text:p text:style-name="P17"><text:span text:style-name="T7"><text:s text:c="2"/>9| <text:s/>9 <text:s/>9 <text:s/>9 <text:s/>9 <text:s/>9 20 <text:s/>8 <text:s/>8 <text:s/>0 <text:s/>7</text:span></text:p>
      <text:p text:style-name="P17"><text:span text:style-name="T7"><text:s/>10| <text:s/>7 <text:s/>7 <text:s/>7 <text:s/>7 <text:s/>7 <text:s/>7 <text:s/>7 <text:s/>7 <text:s/>7 <text:s/>0</text:span></text:p>
      <text:p text:style-name="P18"/>
      <text:p text:style-name="P17"><text:span text:style-name="T7"><text:s text:c="2"/>Maтрица путей</text:span></text:p>
      <text:p text:style-name="P17"><text:span text:style-name="T7"><text:s text:c="6"/>1 <text:s/>2 <text:s/>3 <text:s/>4 <text:s/>5 <text:s/>6 <text:s/>7 <text:s/>8 <text:s/>9 10</text:span></text:p>
      <text:p text:style-name="P17"><text:span text:style-name="T7"><text:s text:c="3"/>-------------------------------</text:span></text:p>
      <text:p text:style-name="P17"><text:span text:style-name="T7"><text:s text:c="2"/>1| <text:s/>1 <text:s/>2 <text:s/>3 <text:s/>2 <text:s/>2 <text:s/>2 <text:s/>2 <text:s/>2 <text:s/>2 <text:s/>2</text:span></text:p>
      <text:p text:style-name="P17"><text:span text:style-name="T7"><text:s text:c="2"/>2| <text:s/>1 <text:s/>2 <text:s/>1 <text:s/>4 <text:s/>4 <text:s/>4 <text:s/>4 <text:s/>4 <text:s/>4 <text:s/>4</text:span></text:p>
      <text:p text:style-name="P17"><text:span text:style-name="T7"><text:s text:c="2"/>3| <text:s/>1 <text:s/>1 <text:s/>3 <text:s/>1 <text:s/>1 <text:s/>1 <text:s/>1 <text:s/>1 <text:s/>1 <text:s/>1</text:span></text:p>
      <text:p text:style-name="P17"><text:span text:style-name="T7"><text:s text:c="2"/>4| <text:s/>2 <text:s/>2 <text:s/>2 <text:s/>4 <text:s/>5 <text:s/>9 <text:s/>7 <text:s/>7 <text:s/>9 <text:s/>9</text:span></text:p>
      <text:p text:style-name="P17"><text:span text:style-name="T7"><text:s text:c="2"/>5| <text:s/>4 <text:s/>4 <text:s/>4 <text:s/>4 <text:s/>5 <text:s/>4 <text:s/>4 <text:s/>4 <text:s/>4 <text:s/>4</text:span></text:p>
      <text:p text:style-name="P17"><text:span text:style-name="T7"><text:s text:c="2"/>6| <text:s/>4 <text:s/>4 <text:s/>4 <text:s/>4 <text:s/>4 <text:s/>6 <text:s/>4 <text:s/>4 <text:s/>9 <text:s/>9</text:span></text:p>
      <text:p text:style-name="P17"><text:span text:style-name="T7"><text:s text:c="2"/>7| <text:s/>4 <text:s/>4 <text:s/>4 <text:s/>4 <text:s/>4 <text:s/>4 <text:s/>7 <text:s/>8 <text:s/>4 <text:s/>4</text:span></text:p>
      <text:p text:style-name="P17"><text:span text:style-name="T7"><text:s text:c="2"/>8| <text:s/>1 <text:s/>1 <text:s/>1 <text:s/>1 <text:s/>1 <text:s/>1 <text:s/>1 <text:s/>8 <text:s/>1 <text:s/>1</text:span></text:p>
      <text:p text:style-name="P17"><text:span text:style-name="T7"><text:s text:c="2"/>9| <text:s/>6 <text:s/>6 <text:s/>6 <text:s/>6 <text:s/>6 <text:s/>6 <text:s/>6 <text:s/>6 <text:s/>9 10</text:span></text:p>
      <text:p text:style-name="P17"><text:span text:style-name="T7"><text:s/>10| <text:s/>9 <text:s/>9 <text:s/>9 <text:s/>9 <text:s/>9 <text:s/>9 <text:s/>9 <text:s/>9 <text:s/>9 10</text:span></text:p>
      <text:p text:style-name="P19"/>
      <text:p text:style-name="P20"><text:span text:style-name="T8">Выводы: </text:span></text:p>
      <text:p text:style-name="P17"><text:span text:style-name="T1">В данной лабораторной работе я изучил определение максимальной пропускной способности сети.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line-height="107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7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ru" style:country-asian="RU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Заголовок_20_1" style:display-name="Заголовок 1" style:family="paragraph" style:default-outline-level="1" style:list-style-name="">
      <style:paragraph-properties fo:margin-left="0.0071in" fo:margin-right="0.0047in" fo:margin-top="0.1665in" fo:margin-bottom="0.1236in" style:contextual-spacing="false" fo:text-align="center" style:justify-single-word="false" fo:keep-together="always" fo:orphans="2" fo:widows="2" fo:text-indent="-0.0071in" style:auto-text-indent="false" fo:keep-with-next="always" style:writing-mode="lr-tb"/>
      <style:text-properties fo:color="#000000" style:font-name="Times New Roman" fo:font-family="'Times New Roman'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language-asian="ru" style:country-asian="RU" style:font-weight-asian="bold" style:font-name-complex="Times New Roman1" style:font-family-complex="'Times New Roman'" style:font-family-generic-complex="system" style:font-pitch-complex="variable"/>
    </style:style>
    <style:style style:name="Заголовок_20_2" style:display-name="Заголовок 2" style:family="paragraph" style:default-outline-level=""/>
    <style:style style:name="Заголовок_20_3" style:display-name="Заголовок 3" style:family="paragraph" style:default-outline-level=""/>
    <style:style style:name="Заголовок" style:family="paragraph" style:parent-style-name="Standard" style:default-outline-level="">
      <style:paragraph-properties fo:margin-top="0.1665in" fo:margin-bottom="0.0835in" style:contextual-spacing="false" fo:keep-with-next="always"/>
      <style:text-properties style:font-name="Liberation Sans1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Основний_20_текст" style:display-name="Основний текст" style:family="paragraph" style:parent-style-name="Standard" style:default-outline-level="">
      <style:paragraph-properties fo:margin-top="0in" fo:margin-bottom="0.0972in" style:contextual-spacing="false" fo:line-height="120%"/>
    </style:style>
    <style:style style:name="Список" style:family="paragraph" style:parent-style-name="Основний_20_текст" style:default-outline-level="">
      <style:text-properties style:font-name-complex="FreeSans" style:font-family-complex="FreeSans" style:font-family-generic-complex="system" style:font-pitch-complex="variable"/>
    </style:style>
    <style:style style:name="Розділ" style:family="paragraph" style:parent-style-name="Standard" style:default-outline-level="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Покажчик" style:family="paragraph" style:parent-style-name="Standard" style:default-outline-level="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Plain_20_Text" style:display-name="Plain Text" style:family="paragraph" style:parent-style-name="Standard" style:default-outline-level="">
      <style:paragraph-properties fo:margin-top="0in" fo:margin-bottom="0in" style:contextual-spacing="false" fo:line-height="100%"/>
      <style:text-properties fo:color="#00000a" style:font-name="Consolas" fo:font-family="Consolas" style:font-family-generic="roman" style:font-pitch="variable" fo:font-size="10.5pt" style:font-name-asian="Calibri1" style:font-family-asian="Calibri" style:font-family-generic-asian="system" style:font-pitch-asian="variable" style:font-size-asian="10.5pt" style:language-asian="en" style:country-asian="US" style:font-name-complex="F" style:font-family-generic-complex="system" style:font-pitch-complex="variable" style:font-size-complex="10.5pt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a"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Текст_20_в_20_заданном_20_формате" style:display-name="Текст в заданном формате" style:family="paragraph" style:parent-style-name="Standard" style:default-outline-level="">
      <style:paragraph-properties fo:margin-top="0in" fo:margin-bottom="0in" style:contextual-spacing="false" fo:line-height="100%" fo:orphans="0" fo:widows="0" fo:hyphenation-ladder-count="no-limit"/>
      <style:text-properties fo:color="#00000a" style:font-name="Arial" fo:font-family="Arial" style:font-family-generic="roman" style:font-pitch="variable" fo:font-size="10pt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 style:language-complex="ru" style:country-complex="RU" fo:hyphenate="false" fo:hyphenation-remain-char-count="2" fo:hyphenation-push-char-count="2"/>
    </style:style>
    <style:style style:name="Нижній_20_колонтитул" style:display-name="Нижній колонтитул" style:family="paragraph" style:parent-style-name="Standard" style:default-outline-level=""/>
    <style:style style:name="Quotations" style:family="paragraph" style:parent-style-name="Standard" style:default-outline-level="" style:class="html"/>
    <style:style style:name="Назва" style:family="paragraph" style:parent-style-name="Заголовок" style:default-outline-level=""/>
    <style:style style:name="Підзаголовок" style:family="paragraph" style:parent-style-name="Заголовок" style:default-outline-level=""/>
    <style:style style:name="Footer" style:family="paragraph" style:parent-style-name="Standard" style:class="extra"/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000000" style:font-name="Times New Roman" fo:font-family="'Times New Roman'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language-asian="ru" style:country-asian="RU" style:font-weight-asian="bold" style:font-name-complex="Times New Roman1" style:font-family-complex="'Times New Roman'" style:font-family-generic-complex="system" style:font-pitch-complex="variable"/>
    </style:style>
    <style:style style:name="Текст_20_Знак" style:display-name="Текст Знак" style:family="text" style:parent-style-name="Default_20_Paragraph_20_Font">
      <style:text-properties style:font-name="Consolas" fo:font-family="Consolas" style:font-family-generic="roman" style:font-pitch="variable" fo:font-size="10.5pt" style:font-size-asian="10.5pt" style:font-size-complex="10.5pt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#ffffff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style:contextual-spacing="false" fo:text-align="end" style:justify-single-word="false"/>
    </style:style>
    <style:style style:name="MP2" style:family="paragraph" style:parent-style-name="Standard">
      <style:paragraph-properties fo:margin-top="0in" fo:margin-bottom="0in" style:contextual-spacing="false"/>
    </style:style>
    <style:page-layout style:name="Mpm1">
      <style:page-layout-properties fo:page-width="8.2681in" fo:page-height="11.6929in" style:num-format="1" style:print-orientation="portrait" fo:margin-top="0.5945in" fo:margin-bottom="0.5in" fo:margin-left="0.7866in" fo:margin-right="0.5898in" style:writing-mode="lr-tb" style:layout-grid-color="#c0c0c0" style:layout-grid-lines="63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4165in" fo:margin-left="0in" fo:margin-right="0in" fo:margin-top="0.377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945in" fo:margin-bottom="0.5in" fo:margin-left="0.7866in" fo:margin-right="0.5898in" style:writing-mode="lr-tb" style:layout-grid-color="#c0c0c0" style:layout-grid-lines="63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 </text:p>
        <text:p text:style-name="MP2"><text:s/></text:p>
      </style:footer>
      <style:footer-first>
        <text:p text:style-name="MP1"><text:page-number text:select-page="current">2</text:page-number> </text:p>
        <text:p text:style-name="MP2"><text:s/></text:p>
      </style:footer-first>
    </style:master-page>
    <style:master-page style:name="First_20_Page" style:display-name="First Page" style:page-layout-name="Mpm2" style:next-style-name="Standard">
      <style:footer>
        <text:p text:style-name="Standard"/>
      </style:footer>
      <style:footer-first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1T12:17:00</meta:creation-date>
    <meta:initial-creator>Alla</meta:initial-creator>
    <dc:language>uk-UA</dc:language>
    <dc:date>2015-11-19T08:22:06</dc:date>
    <meta:editing-cycles>10</meta:editing-cycles>
    <meta:editing-duration>PT24S</meta:editing-duration>
    <meta:generator>LibreOffice/4.2.8.2$Linux_X86_64 LibreOffice_project/420m0$Build-2</meta:generator>
    <meta:document-statistic meta:table-count="0" meta:image-count="0" meta:object-count="0" meta:page-count="3" meta:paragraph-count="99" meta:word-count="450" meta:character-count="2185" meta:non-whitespace-character-count="1241"/>
    <meta:user-defined meta:name="AppVersion">15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